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d5b9" officeooo:paragraph-rsid="0010d5b9"/>
    </style:style>
    <style:style style:name="P2" style:family="paragraph" style:parent-style-name="Standard">
      <style:text-properties officeooo:rsid="0011055a" officeooo:paragraph-rsid="0010d5b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zypisanie punktom paczek, nazw i szczegółowości</text:p>
      <text:p text:style-name="P1">Specjalne paczki posiadają informacje gdzie docierają paczki dalej</text:p>
      <text:p text:style-name="P1">Komentarze kuriera. </text:p>
      <text:p text:style-name="P1">Ok jadę. Nie ma takiego miejsca docelowego. Proszę powtórz polecenie.</text:p>
      <text:p text:style-name="P1">Polecenie zaraz zostanie zrealizowane.</text:p>
      <text:p text:style-name="P1">Dziękuję za zgłoszenie. Za chwilę wykonam zadanie.</text:p>
      <text:p text:style-name="P1">Nie ma problemu. Niebawem spełnię prośbę.</text:p>
      <text:p text:style-name="P1"/>
      <text:p text:style-name="P1">Czy mógłbyś podać więcej informacji?</text:p>
      <text:p text:style-name="P1">Czy mógłbyś powtórzyć w inny sposób pytanie?</text:p>
      <text:p text:style-name="P1">Poproszę więcej szczegółów.</text:p>
      <text:p text:style-name="P1"/>
      <text:p text:style-name="P1"/>
      <text:p text:style-name="P1">-użytkownik wpisał za mało danych</text:p>
      <text:p text:style-name="P1">-użytkownik podał za dużo danych</text:p>
      <text:p text:style-name="P1">-użytkownik nie podał danych</text:p>
      <text:p text:style-name="P1">-użytkownik wpisał nieistniejący adres</text:p>
      <text:p text:style-name="P1">-użytkownik podał nieistniejące polecenie</text:p>
      <text:p text:style-name="P1"/>
      <text:p text:style-name="P1">stacja, market, paczka,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21:57:26.600140305</meta:creation-date>
    <meta:editing-duration>PT5H22M29S</meta:editing-duration>
    <meta:editing-cycles>3</meta:editing-cycles>
    <meta:generator>LibreOffice/5.2.2.2$Linux_X86_64 LibreOffice_project/20m0$Build-2</meta:generator>
    <dc:date>2017-01-20T11:21:21.536703444</dc:date>
    <meta:document-statistic meta:table-count="0" meta:image-count="0" meta:object-count="0" meta:page-count="1" meta:paragraph-count="16" meta:word-count="83" meta:character-count="636" meta:non-whitespace-character-count="567"/>
  </office:meta>
</office:document-meta>
</file>